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7317b"/>
    </style:style>
    <style:style style:name="P2" style:family="paragraph" style:parent-style-name="Standard">
      <style:text-properties fo:language="en" fo:country="US" officeooo:paragraph-rsid="0017317b"/>
    </style:style>
    <style:style style:name="P3" style:family="paragraph" style:parent-style-name="Standard">
      <style:text-properties fo:language="en" fo:country="US" fo:font-weight="bold" officeooo:rsid="001a0244" officeooo:paragraph-rsid="001a0244" style:font-weight-asian="bold" style:font-weight-complex="bold"/>
    </style:style>
    <style:style style:name="P4" style:family="paragraph" style:parent-style-name="Standard">
      <style:text-properties fo:language="en" fo:country="US" fo:font-weight="normal" officeooo:rsid="001a0244" officeooo:paragraph-rsid="001a0244" style:font-weight-asian="normal" style:font-weight-complex="normal"/>
    </style:style>
    <style:style style:name="P5" style:family="paragraph" style:parent-style-name="Standard">
      <style:text-properties fo:language="en" fo:country="US" fo:font-weight="normal" officeooo:rsid="001cc8e1" officeooo:paragraph-rsid="001cc8e1" style:font-weight-asian="normal" style:font-weight-complex="normal"/>
    </style:style>
    <style:style style:name="P6" style:family="paragraph" style:parent-style-name="Standard">
      <style:text-properties fo:language="en" fo:country="US" fo:font-weight="bold" officeooo:rsid="001cc8e1" officeooo:paragraph-rsid="001cc8e1" style:font-weight-asian="bold" style:font-weight-complex="bold"/>
    </style:style>
    <style:style style:name="P7" style:family="paragraph" style:parent-style-name="Standard">
      <style:text-properties fo:language="en" fo:country="US" fo:font-weight="normal" officeooo:rsid="001cc8e1" officeooo:paragraph-rsid="0022c0cc" style:font-weight-asian="normal" style:font-weight-complex="normal"/>
    </style:style>
    <style:style style:name="P8" style:family="paragraph" style:parent-style-name="Standard">
      <style:text-properties fo:language="en" fo:country="US" fo:font-weight="normal" officeooo:rsid="001cc8e1" officeooo:paragraph-rsid="0021f511" style:font-weight-asian="normal" style:font-weight-complex="normal"/>
    </style:style>
    <style:style style:name="P9" style:family="paragraph" style:parent-style-name="Standard">
      <style:text-properties fo:language="en" fo:country="US" fo:font-weight="normal" officeooo:rsid="00246555" officeooo:paragraph-rsid="00246555" style:font-weight-asian="normal" style:font-weight-complex="normal"/>
    </style:style>
    <style:style style:name="P10" style:family="paragraph" style:parent-style-name="Standard">
      <style:text-properties fo:language="en" fo:country="US" fo:font-weight="bold" officeooo:rsid="00276d5b" officeooo:paragraph-rsid="00246555" style:font-weight-asian="bold" style:font-weight-complex="bold"/>
    </style:style>
    <style:style style:name="P11" style:family="paragraph" style:parent-style-name="Standard">
      <style:text-properties fo:language="en" fo:country="US" fo:font-weight="bold" officeooo:rsid="00276d5b" officeooo:paragraph-rsid="00276d5b" style:font-weight-asian="bold" style:font-weight-complex="bold"/>
    </style:style>
    <style:style style:name="P12" style:family="paragraph" style:parent-style-name="Standard">
      <style:text-properties fo:language="en" fo:country="US" fo:font-weight="bold" officeooo:rsid="00289070" officeooo:paragraph-rsid="00289070" style:font-weight-asian="bold" style:font-weight-complex="bold"/>
    </style:style>
    <style:style style:name="P13" style:family="paragraph" style:parent-style-name="Standard">
      <style:text-properties fo:language="en" fo:country="US" fo:font-weight="normal" officeooo:rsid="00289070" officeooo:paragraph-rsid="00289070" style:font-weight-asian="normal" style:font-weight-complex="normal"/>
    </style:style>
    <style:style style:name="T1" style:family="text">
      <style:text-properties style:font-name="Arial" fo:language="en" fo:country="US"/>
    </style:style>
    <style:style style:name="T2" style:family="text">
      <style:text-properties style:font-name="Arial"/>
    </style:style>
    <style:style style:name="T3" style:family="text">
      <style:text-properties style:font-name="Arial" officeooo:rsid="001cc8e1"/>
    </style:style>
    <style:style style:name="T4" style:family="text">
      <style:text-properties style:font-name="Arial" officeooo:rsid="001dd6cf"/>
    </style:style>
    <style:style style:name="T5" style:family="text">
      <style:text-properties style:font-name="Arial" officeooo:rsid="0021f511"/>
    </style:style>
    <style:style style:name="T6" style:family="text">
      <style:text-properties style:font-name="Arial" officeooo:rsid="0023697c"/>
    </style:style>
    <style:style style:name="T7" style:family="text">
      <style:text-properties style:font-name="Arial"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researchgate.net/publication/365202930" text:style-name="Internet_20_link" text:visited-style-name="Visited_20_Internet_20_Link"><text:span text:style-name="T1">https://www.researchgate.net/publication/365202930</text:span></text:a></text:p>
      <text:p text:style-name="P2"><text:span text:style-name="T2"/></text:p>
      <text:p text:style-name="P2"><text:span text:style-name="T2"/></text:p>
      <text:p text:style-name="P3"><text:span text:style-name="T2">Abstract</text:span></text:p>
      <text:p text:style-name="P4"><text:span text:style-name="T2">Systematic review of available literature on explainable recom</text:span><text:span text:style-name="T3">m</text:span><text:span text:style-name="T2">endation systems in education and their repro</text:span><text:span text:style-name="T3">ducibility.</text:span></text:p>
      <text:p text:style-name="P5"><text:span text:style-name="T2">First part employs an NLP-powered toolkit that automates a large portion of review process. Quantitaive review of all literature followed by qualitative of few selected articles. Analyzed and compared based on purpose of recommendations, tools and techniques used, and wether the research is easy or hard to reproduce.</text:span></text:p>
      <text:p text:style-name="P5"><text:span text:style-name="T2"/></text:p>
      <text:p text:style-name="P6"><text:span text:style-name="T2">2 Methodology</text:span></text:p>
      <text:p text:style-name="P5"><text:span text:style-name="T2">To identify the work that has already been completed on our topic of interest, we</text:span></text:p>
      <text:p text:style-name="P5"><text:span text:style-name="T2">will use an NLP toolkit designed for automating systematic, scoping, and rapid</text:span></text:p>
      <text:p text:style-name="P7"><text:span text:style-name="T2">reviews [24]. </text:span><text:span text:style-name="T4">Requires structured input of data consisting of keywords, properties, property groups, required relevance, included sources, and beginning and ending years. </text:span></text:p>
      <text:p text:style-name="P7"><text:span text:style-name="T4">Keywords, as input parameteres, serve as search terms. </text:span></text:p>
      <text:p text:style-name="P8"><text:span text:style-name="T4">Properties are words or phrases that must appear in title, abstract and keywords. Organized in property groups to address synonyms and variants. Each property group must be represented in the title</text:span></text:p>
      <text:p text:style-name="P8"><text:span text:style-name="T4">or abstract of the paper for it to be included in the results. </text:span></text:p>
      <text:p text:style-name="P8"><text:span text:style-name="T4">Relevance</text:span></text:p>
      <text:p text:style-name="P5"><text:span text:style-name="T4">is configured using a dedicated input parameter, which is an integer that specifies</text:span></text:p>
      <text:p text:style-name="P5"><text:span text:style-name="T4">the minimum number of occurrences of each property group for an article to be</text:span></text:p>
      <text:p text:style-name="P5"><text:span text:style-name="T4">considered relevant. In our case, the relevance setting was set to 2. This means</text:span></text:p>
      <text:p text:style-name="P5"><text:span text:style-name="T4">that words or phrases from at least 2 property groups must be presents in the</text:span></text:p>
      <text:p text:style-name="P5"><text:span text:style-name="T4">article’s title or abstract for it to be considered relevant. </text:span><text:span text:style-name="T5">Parameter value of 2 has shown to be the most accurate. Lowering to 1 results in many irrelevant papers. Rising to value 3 and more is just too big restriction, articles in results too low. </text:span></text:p>
      <text:p text:style-name="P5"><text:span text:style-name="T5">The scope of the returned articles is also constrained by the required input parameters: beginning and ending years. </text:span></text:p>
      <text:p text:style-name="P5"><text:span text:style-name="T5">The scope of the returned</text:span></text:p>
      <text:p text:style-name="P5"><text:span text:style-name="T5">articles is also constrained by the required input parameters: beginning and</text:span></text:p>
      <text:p text:style-name="P5"><text:span text:style-name="T5">ending years. There is a comprehensive description of all input parameters in</text:span></text:p>
      <text:p text:style-name="P5"><text:span text:style-name="T5">the original paper [24].</text:span></text:p>
      <text:p text:style-name="P5"><text:span text:style-name="T5">PRISMA, the ”Preferred reporting items for systematic reviews and metaanalyses - PRISMA statement” [17], [18] is the methodology used for selecting and processing the articles. The PRISMA methodology aims to standardize these types of surveys. <text:line-break/></text:span><text:span text:style-name="T6">Figure 1 PRISMA Workflow</text:span></text:p>
      <text:p text:style-name="P9"><text:span text:style-name="T6">Q</text:span><text:span text:style-name="T2">uantitative analysis of articles, number of articles over years and which contain particular keywords. Graphs to illustrate findings. After that qualitative investigation. Ascertain wether or not research presented in the articles was pertinent to educational recommendation systems and wether or not the methodologies described are both explicable and reproducible. Articles were included in the qualitative</text:span></text:p>
      <text:p text:style-name="P9"><text:span text:style-name="T2">analysis after manual inspection of their relevance to the topic.</text:span></text:p>
      <text:p text:style-name="P9"><text:span text:style-name="T2"/></text:p>
      <text:p text:style-name="P9"><text:span text:style-name="T2">The result of the NLP toolkit used in this paper emerges with the production of multiple files. These files include the visualization of the results as</text:span></text:p>
      <text:p text:style-name="P9"><text:span text:style-name="T2">charts in vector PDF files, CSV files that contain all of the articles that have</text:span></text:p>
      <text:p text:style-name="P9"><text:span text:style-name="T2">been filtered, files containing only articles segmented by different properties and</text:span></text:p>
      <text:p text:style-name="P9"><text:span text:style-name="T2">property groups, as well as a BibTeX file that contains all of the article data</text:span></text:p>
      <text:p text:style-name="P9"><text:span text:style-name="T2">and helps to simplify the process of citing sources. The charts that are obtained</text:span></text:p>
      <text:p text:style-name="P9"><text:soft-page-break/><text:span text:style-name="T2">provide a summary of the findings according to a variety of metrics, including</text:span></text:p>
      <text:p text:style-name="P9"><text:span text:style-name="T2">the number of articles by country, the number of articles per keyword, the number of articles per year, and the number of articles per source (library). More</text:span></text:p>
      <text:p text:style-name="P9"><text:span text:style-name="T2">charts can be easily generated from the data included in the CSV result files,</text:span></text:p>
      <text:p text:style-name="P9"><text:span text:style-name="T2">since these files contain the complete data for each provided article, such as</text:span></text:p>
      <text:p text:style-name="P9"><text:span text:style-name="T2">publisher, publication year and place, authors, their affiliations, origin countries</text:span></text:p>
      <text:p text:style-name="P9"><text:span text:style-name="T2">and emails, the relevance factor for each included articles, number of citations,</text:span></text:p>
      <text:p text:style-name="P9"><text:span text:style-name="T2">DOI numbers and other soft data.</text:span></text:p>
      <text:p text:style-name="P9"><text:span text:style-name="T2"/></text:p>
      <text:p text:style-name="P9"><text:span text:style-name="T2">Reproducibility of each paper is graded on 5-point Likert scale. Grading is</text:span></text:p>
      <text:p text:style-name="P9"><text:span text:style-name="T2">done based on the ease of replicating the results outlined in the paper, the</text:span></text:p>
      <text:p text:style-name="P9"><text:span text:style-name="T2">data accessibility and the clarity of the implemented algorithms. A 5 point reproducibility score means that the research is performed on publicly available</text:span></text:p>
      <text:p text:style-name="P9"><text:span text:style-name="T2">dataset, its results can easily be replicated in our own environment and the results verified. A 4 point score means that the research is thorough and clear,</text:span></text:p>
      <text:p text:style-name="P9"><text:span text:style-name="T2">but the dataset was not included and is not publicly accessible. A 3 point grade</text:span></text:p>
      <text:p text:style-name="P9"><text:span text:style-name="T2">means that the dataset is not included and the explanation is vague but relies on</text:span></text:p>
      <text:p text:style-name="P9"><text:span text:style-name="T2">popular concepts and can easily be assembled using common knowledge of ML</text:span></text:p>
      <text:p text:style-name="P9"><text:span text:style-name="T2">techniques. Repdocibility score 2 means that data is missing and used techniques</text:span></text:p>
      <text:p text:style-name="P9"><text:span text:style-name="T2">are not well explained, but the research can be reproduced although the process</text:span></text:p>
      <text:p text:style-name="P9"><text:span text:style-name="T2">would be very hard and much guessing would be needed. Finally, a reproducibility score of 1 means that the research process is impossible to be replicated with</text:span></text:p>
      <text:p text:style-name="P9"><text:span text:style-name="T2">the given data and information.</text:span></text:p>
      <text:p text:style-name="P10"><text:span text:style-name="T2"/></text:p>
      <text:p text:style-name="P10"><text:span text:style-name="T2"/></text:p>
      <text:p text:style-name="P11"><text:span text:style-name="T2">3. Results</text:span></text:p>
      <text:p text:style-name="P11"><text:span text:style-name="T7">When we compared the number of citations that each of the chosen articles</text:span></text:p>
      <text:p text:style-name="P11"><text:span text:style-name="T7">has with the given reproducibility score, we made a discovery that was both</text:span></text:p>
      <text:p text:style-name="P11"><text:span text:style-name="T7">interesting and remarkable. It would appear that the likelihood of an article</text:span></text:p>
      <text:p text:style-name="P11"><text:span text:style-name="T7">being cited by others increases in proportion to the degree to which it provides a</text:span></text:p>
      <text:p text:style-name="P11"><text:span text:style-name="T7">detailed description and is simple to reproduce.</text:span></text:p>
      <text:p text:style-name="P11"><text:span text:style-name="T7"/></text:p>
      <text:p text:style-name="P12"><text:span text:style-name="T2">4. Conclusion</text:span></text:p>
      <text:p text:style-name="P13"><text:span text:style-name="T2">An interested finding that emerged from this research is the correlation between the number of citations certain research paper has and the ease of reproducing the same paper. It turns out that researchers prefer citing papers which</text:span></text:p>
      <text:p text:style-name="P13"><text:span text:style-name="T2">can be easily understood and which are suitable for reproducing in the own research process. Having access to a publicly accessible dataset when reproducing</text:span></text:p>
      <text:p text:style-name="P13"><text:span text:style-name="T2">certain research can prove crucial for replicating the resul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5-04T15:47:08.990000000</dc:date>
    <meta:editing-duration>PT44M25S</meta:editing-duration>
    <meta:editing-cycles>19</meta:editing-cycles>
    <meta:generator>LibreOffice/24.8.6.2$Windows_X86_64 LibreOffice_project/6d98ba145e9a8a39fc57bcc76981d1fb1316c60c</meta:generator>
    <meta:document-statistic meta:table-count="0" meta:image-count="0" meta:object-count="0" meta:page-count="2" meta:paragraph-count="58" meta:word-count="908" meta:character-count="5731" meta:non-whitespace-character-count="4875"/>
  </office:meta>
</office:document-meta>
</file>